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b808" officeooo:paragraph-rsid="0014b808"/>
    </style:style>
    <style:style style:name="P2" style:family="paragraph" style:parent-style-name="Standard">
      <style:paragraph-properties fo:text-align="start" style:justify-single-word="false"/>
      <style:text-properties officeooo:rsid="0014b808" officeooo:paragraph-rsid="0014b808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4b808" officeooo:paragraph-rsid="0014b808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4b808" officeooo:paragraph-rsid="0014b808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50244" officeooo:paragraph-rsid="00150244"/>
    </style:style>
    <style:style style:name="P6" style:family="paragraph" style:parent-style-name="Standard">
      <style:paragraph-properties fo:text-align="start" style:justify-single-word="false"/>
      <style:text-properties officeooo:rsid="00150244" officeooo:paragraph-rsid="00150244"/>
    </style:style>
    <style:style style:name="T1" style:family="text">
      <style:text-properties officeooo:rsid="001502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 :</text:p>
      <text:p text:style-name="P1">état de l'art IDS</text:p>
      <text:p text:style-name="P1"/>
      <text:p text:style-name="P2"/>
      <text:p text:style-name="P6">Nous avons fait des recherches sur le différents types d'IDS pour mieux comprendre les méthodes de détections d'attaques et pouvoir les incorporer dans notre outil.</text:p>
      <text:p text:style-name="P2"/>
      <text:p text:style-name="P2">Ce qui a été fait :</text:p>
      <text:list xml:id="list3743827962137628552" text:style-name="L2">
        <text:list-item>
          <text:p text:style-name="P3">Recherche sur les différents type d'IDS <text:span text:style-name="T1">(HIDS &amp; NIDS)</text:span></text:p>
        </text:list-item>
        <text:list-item>
          <text:p text:style-name="P3">Recherche sur les différentes implémentations <text:span text:style-name="T1">(stream-based, connexion-based)</text:span></text:p>
        </text:list-item>
        <text:list-item>
          <text:p text:style-name="P3">Recherche sur les <text:s/>différents types de signatures </text:p>
        </text:list-item>
        <text:list-item>
          <text:p text:style-name="P3">Recherche sur les faux positifs et comment les limiter</text:p>
        </text:list-item>
        <text:list-item>
          <text:p text:style-name="P3">Recherche d'IDS déjà existant <text:span text:style-name="T1">(SURICATA, POSEIDON, SNORT)</text:span></text:p>
        </text:list-item>
      </text:list>
      <text:p text:style-name="P2"/>
      <text:p text:style-name="P2"/>
      <text:p text:style-name="P2">Ce qu'il reste à faire :</text:p>
      <text:list xml:id="list5244306087005219028" text:style-name="L3">
        <text:list-item>
          <text:p text:style-name="P5">Approfondir les implémentations des signatures</text:p>
        </text:list-item>
        <text:list-item>
          <text:p text:style-name="P4">Comprendre les méthode<text:span text:style-name="T1">s</text:span> d'éva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3-03T13:33:37.767066673</meta:creation-date>
    <dc:date>2017-03-03T13:42:26.734221574</dc:date>
    <dc:creator>menguy </dc:creator>
    <meta:editing-duration>PT8M51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12" meta:word-count="99" meta:character-count="615" meta:non-whitespace-character-count="533"/>
  </office:meta>
</office:document-meta>
</file>